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jpeg" manifest:full-path="Pictures/100000000000096000000960940E042B.jpg"/>
  <manifest:file-entry manifest:media-type="image/png" manifest:full-path="Pictures/100000000000000800000008913C83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ff3366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standard">
      <style:graphic-properties draw:fill="solid" draw:fill-color="#800000" draw:fill-image-name="Empty" draw:opacity="35%" draw:textarea-horizontal-align="justify" draw:textarea-vertical-align="middle" draw:auto-grow-height="false" draw:shadow-opacity="35%"/>
    </style:style>
    <style:style style:name="gr3" style:family="graphic" style:parent-style-name="standard">
      <style:graphic-properties draw:fill="solid" draw:fill-color="#23ff23" draw:fill-image-name="Empty" draw:opacity="35%" draw:textarea-horizontal-align="justify" draw:textarea-vertical-align="middle" draw:auto-grow-height="false" draw:shadow-opacity="35%"/>
    </style:style>
    <style:style style:name="gr4" style:family="graphic" style:parent-style-name="standard">
      <style:graphic-properties draw:fill="solid" draw:fill-color="#ffff00" draw:fill-image-name="Empty" draw:opacity="35%" draw:textarea-horizontal-align="justify" draw:textarea-vertical-align="middle" draw:auto-grow-height="false" draw:shadow-opacity="35%"/>
    </style:style>
    <style:style style:name="gr5" style:family="graphic" style:parent-style-name="standard">
      <style:graphic-properties draw:fill="solid" draw:fill-color="#ff6633" draw:fill-image-name="Empty" draw:opacity="35%" draw:textarea-horizontal-align="justify" draw:textarea-vertical-align="middle" draw:auto-grow-height="false" draw:shadow-opacity="35%"/>
    </style:style>
    <style:style style:name="gr6" style:family="graphic" style:parent-style-name="standard">
      <style:graphic-properties draw:fill="solid" draw:fill-color="#004a4a" draw:fill-image-name="Empty" draw:opacity="35%" draw:textarea-horizontal-align="justify" draw:textarea-vertical-align="middle" draw:auto-grow-height="false" draw:shadow-opacity="35%"/>
    </style:style>
    <style:style style:name="gr7" style:family="graphic" style:parent-style-name="standard">
      <style:graphic-properties draw:fill="solid" draw:fill-color="#ff00ff" draw:fill-image-name="Empty" draw:opacity="35%" draw:textarea-horizontal-align="justify" draw:textarea-vertical-align="middle" draw:auto-grow-height="false" draw:shadow-opacity="35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4pt" style:font-size-asian="18pt" style:font-size-complex="18pt"/>
    </style:style>
    <style:style style:name="P5" style:family="paragraph">
      <style:paragraph-properties fo:text-align="center"/>
      <style:text-properties fo:font-size="8pt" style:font-size-asian="18pt" style:font-size-complex="18pt"/>
    </style:style>
    <style:style style:name="P6" style:family="paragraph">
      <style:paragraph-properties fo:text-align="center"/>
      <style:text-properties fo:font-size="10pt" style:font-size-asian="18pt" style:font-size-complex="18pt"/>
    </style:style>
    <style:style style:name="P7" style:family="paragraph">
      <style:paragraph-properties fo:text-align="center"/>
      <style:text-properties fo:font-size="6pt" style:font-size-asian="18pt" style:font-size-complex="18pt"/>
    </style:style>
    <style:style style:name="P8" style:family="paragraph">
      <style:paragraph-properties fo:text-align="center"/>
      <style:text-properties fo:font-size="6pt" style:font-size-asian="6pt" style:font-size-complex="6pt"/>
    </style:style>
    <style:style style:name="P9" style:family="paragraph">
      <style:paragraph-properties fo:text-align="center"/>
      <style:text-properties fo:font-size="8pt" style:font-size-asian="8pt" style:font-size-complex="8pt"/>
    </style:style>
    <style:style style:name="P10" style:family="paragraph">
      <style:paragraph-properties fo:text-align="center"/>
      <style:text-properties fo:font-size="5pt" style:font-size-asian="5pt" style:font-size-complex="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style:font-size-asian="18pt" style:font-size-complex="18pt"/>
    </style:style>
    <style:style style:name="T4" style:family="text">
      <style:text-properties fo:font-size="8pt" style:font-size-asian="18pt" style:font-size-complex="18pt"/>
    </style:style>
    <style:style style:name="T5" style:family="text">
      <style:text-properties fo:font-size="10pt" style:font-size-asian="18pt" style:font-size-complex="18pt"/>
    </style:style>
    <style:style style:name="T6" style:family="text">
      <style:text-properties fo:font-size="6pt" style:font-size-asian="18pt" style:font-size-complex="18pt"/>
    </style:style>
    <style:style style:name="T7" style:family="text">
      <style:text-properties fo:font-size="6pt" style:font-size-asian="6pt" style:font-size-complex="6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5pt" style:font-size-asian="5pt" style:font-size-complex="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5.996cm" svg:height="35.859cm" svg:x="-17cm" svg:y="1cm">
          <draw:image xlink:href="Pictures/100000000000096000000960940E042B.jpg" xlink:type="simple" xlink:show="embed" xlink:actuate="onLoad">
            <text:p/>
          </draw:image>
        </draw:frame>
        <draw:custom-shape draw:style-name="gr2" draw:text-style-name="P1" draw:layer="areas" svg:width="14.994cm" svg:height="19.425cm" svg:x="-17cm" svg:y="17.575cm">
          <text:p text:style-name="P1">47</text:p>
          <draw:enhanced-geometry svg:viewBox="0 0 21600 21600" draw:type="rectangle" draw:enhanced-path="M 0 0 L 21600 0 21600 21600 0 21600 0 0 Z N"/>
        </draw:custom-shape>
        <draw:custom-shape draw:style-name="gr3" draw:text-style-name="P1" draw:layer="areas" svg:width="8.116cm" svg:height="21.804cm" svg:x="-1.988cm" svg:y="15.196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4" draw:text-style-name="P1" draw:layer="areas" svg:width="6.466cm" svg:height="1.818cm" svg:x="-8.475cm" svg:y="15.751cm">
          <text:p text:style-name="P1">68</text:p>
          <draw:enhanced-geometry svg:viewBox="0 0 21600 21600" draw:type="rectangle" draw:enhanced-path="M 0 0 L 21600 0 21600 21600 0 21600 0 0 Z N"/>
        </draw:custom-shape>
        <draw:custom-shape draw:style-name="gr2" draw:text-style-name="P1" draw:layer="areas" svg:width="5.866cm" svg:height="36cm" svg:x="6.136cm" svg:y="1cm">
          <text:p text:style-name="P1">48</text:p>
          <draw:enhanced-geometry svg:viewBox="0 0 21600 21600" draw:type="rectangle" draw:enhanced-path="M 0 0 L 21600 0 21600 21600 0 21600 0 0 Z N"/>
        </draw:custom-shape>
        <draw:custom-shape draw:style-name="gr2" draw:text-style-name="P1" draw:layer="areas" svg:width="3.323cm" svg:height="1.201cm" svg:x="-1.996cm" svg:y="13.997cm">
          <text:p text:style-name="P1">1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areas" svg:width="3.182cm" svg:height="12.199cm" svg:x="-2.001cm" svg:y="1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areas" svg:width="3.349cm" svg:height="0.799cm" svg:x="-2.001cm" svg:y="13.198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5" draw:text-style-name="P1" draw:layer="areas" svg:width="1.498cm" svg:height="1.201cm" svg:x="1.325cm" svg:y="13.997cm">
          <text:p text:style-name="P1">14</text:p>
          <draw:enhanced-geometry svg:viewBox="0 0 21600 21600" draw:type="rectangle" draw:enhanced-path="M 0 0 L 21600 0 21600 21600 0 21600 0 0 Z N"/>
        </draw:custom-shape>
        <draw:custom-shape draw:style-name="gr2" draw:text-style-name="P1" draw:layer="areas" svg:width="3.305cm" svg:height="1.204cm" svg:x="2.825cm" svg:y="13.996cm">
          <text:p text:style-name="P1">15</text:p>
          <draw:enhanced-geometry svg:viewBox="0 0 21600 21600" draw:type="rectangle" draw:enhanced-path="M 0 0 L 21600 0 21600 21600 0 21600 0 0 Z N"/>
        </draw:custom-shape>
        <draw:custom-shape draw:style-name="gr4" draw:text-style-name="P1" draw:layer="areas" svg:width="0.331cm" svg:height="0.798cm" svg:x="1.673cm" svg:y="13.199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3" draw:text-style-name="P2" draw:layer="areas" svg:width="0.397cm" svg:height="0.799cm" svg:x="2.002cm" svg:y="13.212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areas" svg:width="3.73cm" svg:height="0.799cm" svg:x="2.399cm" svg:y="13.199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5" draw:text-style-name="P1" draw:layer="areas" svg:width="0.571cm" svg:height="0.963cm" svg:x="1.178cm" svg:y="12.24cm"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areas" svg:width="0.242cm" svg:height="0.961cm" svg:x="1.749cm" svg:y="12.24cm">
          <text:p text:style-name="P1"><text:span text:style-name="T2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areas" svg:width="0.404cm" svg:height="0.969cm" svg:x="1.995cm" svg:y="12.232cm">
          <text:p text:style-name="P1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areas" svg:width="3.749cm" svg:height="0.961cm" svg:x="2.399cm" svg:y="12.24cm">
          <text:p text:style-name="P1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areas" svg:width="2.847cm" svg:height="11.239cm" svg:x="3.296cm" svg:y="1cm">
          <text:p text:style-name="P1">19</text:p>
          <draw:enhanced-geometry svg:viewBox="0 0 21600 21600" draw:type="rectangle" draw:enhanced-path="M 0 0 L 21600 0 21600 21600 0 21600 0 0 Z N"/>
        </draw:custom-shape>
        <draw:custom-shape draw:style-name="gr4" draw:text-style-name="P1" draw:layer="areas" svg:width="6.998cm" svg:height="18.968cm" svg:x="12.002cm" svg:y="1cm">
          <text:p text:style-name="P1">49</text:p>
          <draw:enhanced-geometry svg:viewBox="0 0 21600 21600" draw:type="rectangle" draw:enhanced-path="M 0 0 L 21600 0 21600 21600 0 21600 0 0 Z N"/>
        </draw:custom-shape>
        <draw:custom-shape draw:style-name="gr3" draw:text-style-name="P1" draw:layer="areas" svg:width="6.966cm" svg:height="17.044cm" svg:x="12.023cm" svg:y="19.956cm">
          <text:p text:style-name="P1">50</text:p>
          <draw:enhanced-geometry svg:viewBox="0 0 21600 21600" draw:type="rectangle" draw:enhanced-path="M 0 0 L 21600 0 21600 21600 0 21600 0 0 Z N"/>
        </draw:custom-shape>
        <draw:custom-shape draw:style-name="gr5" draw:text-style-name="P1" draw:layer="areas" svg:width="1.122cm" svg:height="0.499cm" svg:x="-10.155cm" svg:y="13.742cm">
          <text:p text:style-name="P1">2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areas" svg:width="1.137cm" svg:height="0.499cm" svg:x="-9.033cm" svg:y="13.742cm">
          <text:p text:style-name="P1">2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areas" svg:width="1.15cm" svg:height="0.501cm" svg:x="-7.894cm" svg:y="13.742cm">
          <text:p text:style-name="P1">2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areas" svg:width="4.211cm" svg:height="0.502cm" svg:x="-6.2cm" svg:y="13.743cm">
          <text:p text:style-name="P1">3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areas" svg:width="6.263cm" svg:height="0.499cm" svg:x="-17cm" svg:y="13.743cm">
          <text:p text:style-name="P1">2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areas" svg:width="1.7cm" svg:height="0.502cm" svg:x="-10.603cm" svg:y="13.239cm">
          <text:p text:style-name="P1">22</text:p>
          <draw:enhanced-geometry svg:viewBox="0 0 21600 21600" draw:type="rectangle" draw:enhanced-path="M 0 0 L 21600 0 21600 21600 0 21600 0 0 Z N"/>
        </draw:custom-shape>
        <draw:custom-shape draw:style-name="gr3" draw:text-style-name="P1" draw:layer="areas" svg:width="6.899cm" svg:height="0.502cm" svg:x="-8.903cm" svg:y="13.239cm">
          <text:p text:style-name="P1">2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areas" svg:width="0.682cm" svg:height="0.479cm" svg:x="-11.055cm" svg:y="14.255cm">
          <text:p text:style-name="P1">51</text:p>
          <draw:enhanced-geometry svg:viewBox="0 0 21600 21600" draw:type="rectangle" draw:enhanced-path="M 0 0 L 21600 0 21600 21600 0 21600 0 0 Z N"/>
        </draw:custom-shape>
        <draw:custom-shape draw:style-name="gr2" draw:text-style-name="P4" draw:layer="areas" svg:width="0.538cm" svg:height="0.504cm" svg:x="-6.738cm" svg:y="13.731cm">
          <text:p text:style-name="P1"><text:span text:style-name="T3">25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areas" svg:width="6.397cm" svg:height="0.502cm" svg:x="-17cm" svg:y="13.238cm">
          <text:p text:style-name="P1">21</text:p>
          <draw:enhanced-geometry svg:viewBox="0 0 21600 21600" draw:type="rectangle" draw:enhanced-path="M 0 0 L 21600 0 21600 21600 0 21600 0 0 Z N"/>
        </draw:custom-shape>
        <draw:custom-shape draw:style-name="gr5" draw:text-style-name="P1" draw:layer="areas" svg:width="15cm" svg:height="12.231cm" svg:x="-17.013cm" svg:y="1cm">
          <text:p text:style-name="P1">20</text:p>
          <draw:enhanced-geometry svg:viewBox="0 0 21600 21600" draw:type="rectangle" draw:enhanced-path="M 0 0 L 21600 0 21600 21600 0 21600 0 0 Z N"/>
        </draw:custom-shape>
        <draw:custom-shape draw:style-name="gr4" draw:text-style-name="P1" draw:layer="areas" svg:width="1.041cm" svg:height="11.239cm" svg:x="1.187cm" svg:y="1.001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1" draw:layer="areas" svg:width="1.067cm" svg:height="11.239cm" svg:x="2.229cm" svg:y="1cm">
          <text:p text:style-name="P1">18</text:p>
          <draw:enhanced-geometry svg:viewBox="0 0 21600 21600" draw:type="rectangle" draw:enhanced-path="M 0 0 L 21600 0 21600 21600 0 21600 0 0 Z N"/>
        </draw:custom-shape>
        <draw:custom-shape draw:style-name="gr2" draw:text-style-name="P1" draw:layer="measurelines" svg:width="1.565cm" svg:height="0.499cm" svg:x="-10.597cm" svg:y="14.739cm">
          <text:p text:style-name="P1">3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measurelines" svg:width="0.565cm" svg:height="0.499cm" svg:x="-9.032cm" svg:y="14.739cm">
          <text:p text:style-name="P1"><text:span text:style-name="T3">3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measurelines" svg:width="0.399cm" svg:height="0.221cm" svg:x="-7.893cm" svg:y="14.736cm">
          <text:p text:style-name="P1"><text:span text:style-name="T4">3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measurelines" svg:width="4.768cm" svg:height="0.502cm" svg:x="-6.725cm" svg:y="14.74cm">
          <text:p text:style-name="P1">4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measurelines" svg:width="6.396cm" svg:height="0.499cm" svg:x="-16.999cm" svg:y="14.74cm">
          <text:p text:style-name="P1">3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measurelines" svg:width="1.142cm" svg:height="0.502cm" svg:x="-10.37cm" svg:y="14.236cm">
          <text:p text:style-name="P1">32</text:p>
          <draw:enhanced-geometry svg:viewBox="0 0 21600 21600" draw:type="rectangle" draw:enhanced-path="M 0 0 L 21600 0 21600 21600 0 21600 0 0 Z N"/>
        </draw:custom-shape>
        <draw:custom-shape draw:style-name="gr6" draw:text-style-name="P6" draw:layer="measurelines" svg:width="1.137cm" svg:height="0.246cm" svg:x="-9.228cm" svg:y="14.489cm">
          <text:p text:style-name="P1"><text:span text:style-name="T5">52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measurelines" svg:width="0.578cm" svg:height="0.246cm" svg:x="-7.521cm" svg:y="14.481cm">
          <text:p text:style-name="P1"><text:span text:style-name="T5">55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measurelines" svg:width="0.439cm" svg:height="0.247cm" svg:x="-6.939cm" svg:y="14.234cm">
          <text:p text:style-name="P1"><text:span text:style-name="T5">35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measurelines" svg:width="5.944cm" svg:height="0.502cm" svg:x="-16.999cm" svg:y="14.235cm">
          <text:p text:style-name="P1">31</text:p>
          <draw:enhanced-geometry svg:viewBox="0 0 21600 21600" draw:type="rectangle" draw:enhanced-path="M 0 0 L 21600 0 21600 21600 0 21600 0 0 Z N"/>
        </draw:custom-shape>
        <draw:custom-shape draw:style-name="gr4" draw:text-style-name="P1" draw:layer="measurelines" svg:width="1.089cm" svg:height="0.502cm" svg:x="-9.832cm" svg:y="15.241cm">
          <text:p text:style-name="P1">42</text:p>
          <draw:enhanced-geometry svg:viewBox="0 0 21600 21600" draw:type="rectangle" draw:enhanced-path="M 0 0 L 21600 0 21600 21600 0 21600 0 0 Z N"/>
        </draw:custom-shape>
        <draw:custom-shape draw:style-name="gr3" draw:text-style-name="P1" draw:layer="measurelines" svg:width="0.655cm" svg:height="0.502cm" svg:x="-8.747cm" svg:y="15.237cm">
          <text:p text:style-name="P1">43</text:p>
          <draw:enhanced-geometry svg:viewBox="0 0 21600 21600" draw:type="rectangle" draw:enhanced-path="M 0 0 L 21600 0 21600 21600 0 21600 0 0 Z N"/>
        </draw:custom-shape>
        <draw:custom-shape draw:style-name="gr4" draw:text-style-name="P6" draw:layer="measurelines" svg:width="0.518cm" svg:height="0.503cm" svg:x="-8.09cm" svg:y="15.237cm">
          <text:p text:style-name="P1"><text:span text:style-name="T5">44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measurelines" svg:width="5.307cm" svg:height="0.504cm" svg:x="-7.315cm" svg:y="15.235cm">
          <text:p text:style-name="P1">45</text:p>
          <draw:enhanced-geometry svg:viewBox="0 0 21600 21600" draw:type="rectangle" draw:enhanced-path="M 0 0 L 21600 0 21600 21600 0 21600 0 0 Z N"/>
        </draw:custom-shape>
        <draw:custom-shape draw:style-name="gr3" draw:text-style-name="P1" draw:layer="measurelines" svg:width="7.168cm" svg:height="0.502cm" svg:x="-17cm" svg:y="15.236cm">
          <text:p text:style-name="P1">4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85cm" svg:height="0.503cm" svg:x="-10.733cm" svg:y="13.749cm">
          <text:p text:style-name="P1">24</text:p>
          <draw:enhanced-geometry svg:viewBox="0 0 21600 21600" draw:type="rectangle" draw:enhanced-path="M 0 0 L 21600 0 21600 21600 0 21600 0 0 Z N"/>
        </draw:custom-shape>
        <draw:custom-shape draw:style-name="gr3" draw:text-style-name="P6" draw:layer="areas" svg:width="1.029cm" svg:height="0.246cm" svg:x="-9.227cm" svg:y="14.235cm">
          <text:p text:style-name="P1"><text:span text:style-name="T5">33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areas" svg:width="0.752cm" svg:height="0.246cm" svg:x="-8.198cm" svg:y="14.235cm">
          <text:p text:style-name="P1"><text:span text:style-name="T5">34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areas" svg:width="0.578cm" svg:height="0.246cm" svg:x="-8.097cm" svg:y="14.485cm">
          <text:p text:style-name="P1"><text:span text:style-name="T5">54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areas" svg:width="0.511cm" svg:height="0.246cm" svg:x="-7.446cm" svg:y="14.244cm">
          <text:p text:style-name="P1"><text:span text:style-name="T5">53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areas" svg:width="4.502cm" svg:height="0.247cm" svg:x="-6.5cm" svg:y="14.235cm">
          <text:p text:style-name="P1"><text:span text:style-name="T5">56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areas" svg:width="0.211cm" svg:height="0.247cm" svg:x="-6.938cm" svg:y="14.486cm">
          <text:p text:style-name="P1"><text:span text:style-name="T6">57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areas" svg:width="4.718cm" svg:height="0.247cm" svg:x="-6.724cm" svg:y="14.487cm">
          <text:p text:style-name="P1"><text:span text:style-name="T5">58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areas" svg:width="0.572cm" svg:height="0.499cm" svg:x="-8.463cm" svg:y="14.733cm">
          <text:p text:style-name="P1"><text:span text:style-name="T3">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areas" svg:width="0.359cm" svg:height="0.226cm" svg:x="-7.495cm" svg:y="14.727cm">
          <text:p text:style-name="P1"><text:span text:style-name="T4">6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areas" svg:width="0.247cm" svg:height="0.219cm" svg:x="-7.138cm" svg:y="14.73cm">
          <text:p text:style-name="P1"><text:span text:style-name="T7">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areas" svg:width="0.509cm" svg:height="0.286cm" svg:x="-7.891cm" svg:y="14.955cm">
          <text:p text:style-name="P1"><text:span text:style-name="T4">6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areas" svg:width="0.246cm" svg:height="0.286cm" svg:x="-7.382cm" svg:y="14.951cm">
          <text:p text:style-name="P1"><text:span text:style-name="T4">6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areas" svg:width="0.244cm" svg:height="0.286cm" svg:x="-7.135cm" svg:y="14.949cm">
          <text:p text:style-name="P1"><text:span text:style-name="T7">6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9" draw:layer="areas" svg:width="0.257cm" svg:height="0.503cm" svg:x="-7.572cm" svg:y="15.238cm">
          <text:p text:style-name="P1"><text:span text:style-name="T8">65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areas" svg:width="8.533cm" svg:height="1.832cm" svg:x="-16.999cm" svg:y="15.739cm">
          <text:p text:style-name="P1">46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areas" svg:width="0.161cm" svg:height="0.502cm" svg:x="-6.891cm" svg:y="14.74cm">
          <text:p text:style-name="P1"><text:span text:style-name="T9">6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areas" svg:width="0.332cm" svg:height="0.798cm" svg:x="1.348cm" svg:y="13.206cm">
          <text:p text:style-name="P1">7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Empty" xlink:href="Pictures/100000000000000800000008913C835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AT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cm" fo:page-height="3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area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11T20:42:04</meta:creation-date>
    <dc:date>2010-01-02T18:48:16</dc:date>
    <meta:editing-duration>PT09H44M26S</meta:editing-duration>
    <meta:editing-cycles>29</meta:editing-cycles>
    <meta:generator>OpenOffice.org/3.1$Unix OpenOffice.org_project/310m19$Build-9420</meta:generator>
    <dc:creator>Harald Kleiner</dc:creator>
    <meta:document-statistic meta:object-count="66"/>
    <meta:user-defined meta:name="Info 1"/>
    <meta:user-defined meta:name="Info 2"/>
    <meta:user-defined meta:name="Info 3"/>
    <meta:user-defined meta:name="Info 4"/>
  </office:meta>
</office:document-meta>
</file>